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">
        <text:h text:style-name="Heading_20_4" text:outline-level="4">Load Project</text:h>
        <text:p text:style-name="Text_20_body_20_indent_20_Organon">Load project → Choose project folder. The project folder contains a file with the ending “.organon” : </text:p>
        <text:p text:style-name="Text_20_body_20_indent_20_Organon">&lt;project name&gt;.organon. </text:p>
        <text:p text:style-name="Text_20_body_20_indent_20_Organon">Choose it and the project will be load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29" meta:character-count="179"/>
    <dc:date>2014-07-09T08:21:00.65</dc:date>
    <meta:editing-duration>P0D</meta:editing-duration>
    <meta:editing-cycles>1</meta:editing-cycles>
    <meta:generator>OpenOffice/4.1.0$Win32 OpenOffice.org_project/410m18$Build-9764</meta:generator>
  </office:meta>
</office:document-meta>
</file>